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1.251cm" svg:height="21.25cm" svg:x="6.883cm" svg:y="0.478cm">
            <draw:object draw:notify-on-update-of-ranges="Sheet1.A1:Sheet1.A7 Sheet1.B1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0">
            <text:p>340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0932">
            <text:p>7093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90624">
            <text:p>1590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ertes </meta:initial-creator>
    <meta:creation-date>2013-06-28T11:59:42</meta:creation-date>
    <dc:date>2013-06-28T12:04:03</dc:date>
    <dc:creator>Fuertes </dc:creator>
    <meta:editing-duration>P0D</meta:editing-duration>
    <meta:editing-cycles>1</meta:editing-cycles>
    <meta:document-statistic meta:table-count="1" meta:cell-count="14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252cm" svg:height="21.251cm" xlink:href=".." xlink:type="simple" chart:class="chart:line" chart:style-name="ch1">
        <chart:legend chart:legend-position="end" svg:x="28.4cm" svg:y="10.326cm" style:legend-expansion="high" chart:style-name="ch2"/>
        <chart:plot-area chart:style-name="ch3" table:cell-range-address="Sheet1.A1:Sheet1.B7" chart:data-source-has-labels="column" svg:x="1.075cm" svg:y="1.835cm" svg:width="26.075cm" svg:height="18.571cm">
          <chartooo:coordinate-region svg:x="2.622cm" svg:y="2.034cm" svg:width="24.341cm" svg:height="17.725cm"/>
          <chart:axis chart:dimension="x" chart:name="primary-x" chart:style-name="ch4" chartooo:axis-type="auto">
            <chartooo:date-scale/>
            <chart:categories table:cell-range-address="Sheet1.A1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7</svg:desc>
                </draw:g>
              </table:table-cell>
              <table:table-cell office:value-type="float" office:value="1">
                <text:p>1</text:p>
                <draw:g>
                  <svg:desc>Sheet1.B1:Sheet1.B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0932">
                <text:p>709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90624">
                <text:p>1590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